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6.189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6.325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5.897cm" fo:break-before="auto" style:use-optimal-row-height="false"/>
    </style:style>
    <style:style style:name="ro4" style:family="table-row">
      <style:table-row-properties style:row-height="4.9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304cm" svg:height="8.351cm" svg:x="23.669cm" svg:y="0.425cm">
            <draw:object draw:notify-on-update-of-ranges="Sheet1.B1:Sheet1.E1 Sheet1.A2:Sheet1.A2 Sheet1.B2:Sheet1.E2 Sheet1.B6:Sheet1.E6 Sheet1.B6:Sheet1.E6 Sheet1.A3:Sheet1.A3 Sheet1.B3:Sheet1.E3 Sheet1.B7:Sheet1.E7 Sheet1.B7:Sheet1.E7 Sheet1.A4:Sheet1.A4 Sheet1.B4:Sheet1.E4 Sheet1.B8:Sheet1.E8 Sheet1.B8:Sheet1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354cm" svg:height="8.268cm" svg:x="23.675cm" svg:y="8.922cm">
            <draw:object draw:notify-on-update-of-ranges="Sheet1.B10:Sheet1.E10 Sheet1.A11:Sheet1.A11 Sheet1.B11:Sheet1.E11 Sheet1.B15:Sheet1.E15 Sheet1.B15:Sheet1.E15 Sheet1.A12:Sheet1.A12 Sheet1.B12:Sheet1.E12 Sheet1.B16:Sheet1.E16 Sheet1.B16:Sheet1.E16 Sheet1.A13:Sheet1.A13 Sheet1.B13:Sheet1.E13 Sheet1.B17:Sheet1.E17 Sheet1.B17:Sheet1.E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376cm" svg:height="8.385cm" svg:x="23.679cm" svg:y="17.247cm">
            <draw:object draw:notify-on-update-of-ranges="Sheet1.B19:Sheet1.E19 Sheet1.A20:Sheet1.A20 Sheet1.B20:Sheet1.E20 Sheet1.B24:Sheet1.E24 Sheet1.B24:Sheet1.E24 Sheet1.A21:Sheet1.A21 Sheet1.B21:Sheet1.E21 Sheet1.B25:Sheet1.E25 Sheet1.B25:Sheet1.E25 Sheet1.A22:Sheet1.A22 Sheet1.B22:Sheet1.E22 Sheet1.B26:Sheet1.E26 Sheet1.B26:Sheet1.E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Acceleration </text:p>
            <text:p>Only</text:p>
          </table:table-cell>
          <table:table-cell office:value-type="string" calcext:value-type="string">
            <text:p>Acceleration </text:p>
            <text:p>With Interagent </text:p>
            <text:p>Distance</text:p>
          </table:table-cell>
          <table:table-cell office:value-type="string" calcext:value-type="string">
            <text:p>All </text:p>
            <text:p>Kinematic</text:p>
          </table:table-cell>
          <table:table-cell office:value-type="string" calcext:value-type="string">
            <text:p>All Kinematic </text:p>
            <text:p>with Interagent </text:p>
            <text:p>Distance</text:p>
          </table:table-cell>
        </table:table-row>
        <table:table-row table:style-name="ro2">
          <table:table-cell office:value-type="string" calcext:value-type="string">
            <text:p>PCMCI</text:p>
          </table:table-cell>
          <table:table-cell office:value-type="float" office:value="0.137666666666667" calcext:value-type="float">
            <text:p>0.137666666666667</text:p>
          </table:table-cell>
          <table:table-cell office:value-type="float" office:value="0.323636752136752" calcext:value-type="float">
            <text:p>0.323636752136752</text:p>
          </table:table-cell>
          <table:table-cell office:value-type="float" office:value="0.440105055075643" calcext:value-type="float">
            <text:p>0.440105055075643</text:p>
          </table:table-cell>
          <table:table-cell office:value-type="float" office:value="0.431166540019111" calcext:value-type="float">
            <text:p>0.431166540019111</text:p>
          </table:table-cell>
        </table:table-row>
        <table:table-row table:style-name="ro2">
          <table:table-cell office:value-type="string" calcext:value-type="string">
            <text:p>TCDF</text:p>
          </table:table-cell>
          <table:table-cell office:value-type="float" office:value="0.16" calcext:value-type="float">
            <text:p>0.16</text:p>
          </table:table-cell>
          <table:table-cell office:value-type="float" office:value="0.131333333333333" calcext:value-type="float">
            <text:p>0.131333333333333</text:p>
          </table:table-cell>
          <table:table-cell office:value-type="float" office:value="0.171890331890332" calcext:value-type="float">
            <text:p>0.171890331890332</text:p>
          </table:table-cell>
          <table:table-cell office:value-type="float" office:value="0.215908369408369" calcext:value-type="float">
            <text:p>0.215908369408369</text:p>
          </table:table-cell>
        </table:table-row>
        <table:table-row table:style-name="ro2">
          <table:table-cell office:value-type="string" calcext:value-type="string">
            <text:p>RAND</text:p>
          </table:table-cell>
          <table:table-cell office:value-type="float" office:value="0.153333333333333" calcext:value-type="float">
            <text:p>0.153333333333333</text:p>
          </table:table-cell>
          <table:table-cell office:value-type="float" office:value="0.275586343395167" calcext:value-type="float">
            <text:p>0.275586343395167</text:p>
          </table:table-cell>
          <table:table-cell office:value-type="float" office:value="0.127355404392234" calcext:value-type="float">
            <text:p>0.127355404392234</text:p>
          </table:table-cell>
          <table:table-cell office:value-type="float" office:value="0.121680911253463" calcext:value-type="float">
            <text:p>0.12168091125346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CMCI</text:p>
          </table:table-cell>
          <table:table-cell office:value-type="float" office:value="0.189126467903565" calcext:value-type="float">
            <text:p>0.189126467903565</text:p>
          </table:table-cell>
          <table:table-cell office:value-type="float" office:value="0.201640143859492" calcext:value-type="float">
            <text:p>0.201640143859492</text:p>
          </table:table-cell>
          <table:table-cell office:value-type="float" office:value="0.180211605147664" calcext:value-type="float">
            <text:p>0.180211605147664</text:p>
          </table:table-cell>
          <table:table-cell office:value-type="float" office:value="0.166163254641182" calcext:value-type="float">
            <text:p>0.166163254641182</text:p>
          </table:table-cell>
        </table:table-row>
        <table:table-row table:style-name="ro2">
          <table:table-cell office:value-type="string" calcext:value-type="string">
            <text:p>TCDF</text:p>
          </table:table-cell>
          <table:table-cell office:value-type="float" office:value="0.356284683238283" calcext:value-type="float">
            <text:p>0.356284683238283</text:p>
          </table:table-cell>
          <table:table-cell office:value-type="float" office:value="0.243198639451977" calcext:value-type="float">
            <text:p>0.243198639451977</text:p>
          </table:table-cell>
          <table:table-cell office:value-type="float" office:value="0.165477402185803" calcext:value-type="float">
            <text:p>0.165477402185803</text:p>
          </table:table-cell>
          <table:table-cell office:value-type="float" office:value="0.127665537378818" calcext:value-type="float">
            <text:p>0.127665537378818</text:p>
          </table:table-cell>
        </table:table-row>
        <table:table-row table:style-name="ro2">
          <table:table-cell office:value-type="string" calcext:value-type="string">
            <text:p>RAND</text:p>
          </table:table-cell>
          <table:table-cell office:value-type="float" office:value="0.187294861326639" calcext:value-type="float">
            <text:p>0.187294861326639</text:p>
          </table:table-cell>
          <table:table-cell office:value-type="float" office:value="0.0744076416430761" calcext:value-type="float">
            <text:p>0.074407641643076</text:p>
          </table:table-cell>
          <table:table-cell office:value-type="float" office:value="0.031824977634747" calcext:value-type="float">
            <text:p>0.031824977634747</text:p>
          </table:table-cell>
          <table:table-cell office:value-type="float" office:value="0.0341872023959411" calcext:value-type="float">
            <text:p>0.034187202395941</text:p>
          </table:table-cell>
        </table:table-row>
        <table:table-row table:style-name="ro3"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Acceleration </text:p>
            <text:p>Only</text:p>
          </table:table-cell>
          <table:table-cell office:value-type="string" calcext:value-type="string">
            <text:p>Acceleration </text:p>
            <text:p>With Interagent </text:p>
            <text:p>Distance</text:p>
          </table:table-cell>
          <table:table-cell office:value-type="string" calcext:value-type="string">
            <text:p>All </text:p>
            <text:p>Kinematic</text:p>
          </table:table-cell>
          <table:table-cell office:value-type="string" calcext:value-type="string">
            <text:p>All Kinematic </text:p>
            <text:p>with Interagent </text:p>
            <text:p>Distance</text:p>
          </table:table-cell>
        </table:table-row>
        <table:table-row table:style-name="ro2">
          <table:table-cell office:value-type="string" calcext:value-type="string">
            <text:p>PCMCI</text:p>
          </table:table-cell>
          <table:table-cell office:value-type="float" office:value="0.46" calcext:value-type="float">
            <text:p>0.46</text:p>
          </table:table-cell>
          <table:table-cell office:value-type="float" office:value="0.240357142857143" calcext:value-type="float">
            <text:p>0.240357142857143</text:p>
          </table:table-cell>
          <table:table-cell office:value-type="float" office:value="0.544444444444444" calcext:value-type="float">
            <text:p>0.544444444444444</text:p>
          </table:table-cell>
          <table:table-cell office:value-type="float" office:value="0.400729853479853" calcext:value-type="float">
            <text:p>0.400729853479853</text:p>
          </table:table-cell>
        </table:table-row>
        <table:table-row table:style-name="ro2">
          <table:table-cell office:value-type="string" calcext:value-type="string">
            <text:p>TCDF</text:p>
          </table:table-cell>
          <table:table-cell office:value-type="float" office:value="0.18" calcext:value-type="float">
            <text:p>0.18</text:p>
          </table:table-cell>
          <table:table-cell office:value-type="float" office:value="0.0428571428571429" calcext:value-type="float">
            <text:p>0.042857142857143</text:p>
          </table:table-cell>
          <table:table-cell office:value-type="float" office:value="0.121865079365079" calcext:value-type="float">
            <text:p>0.121865079365079</text:p>
          </table:table-cell>
          <table:table-cell office:value-type="float" office:value="0.0977774725274725" calcext:value-type="float">
            <text:p>0.097777472527473</text:p>
          </table:table-cell>
        </table:table-row>
        <table:table-row table:style-name="ro2">
          <table:table-cell office:value-type="string" calcext:value-type="string">
            <text:p>RAND</text:p>
          </table:table-cell>
          <table:table-cell office:value-type="float" office:value="0.46" calcext:value-type="float">
            <text:p>0.46</text:p>
          </table:table-cell>
          <table:table-cell office:value-type="float" office:value="0.543214285714286" calcext:value-type="float">
            <text:p>0.543214285714286</text:p>
          </table:table-cell>
          <table:table-cell office:value-type="float" office:value="0.583452380952381" calcext:value-type="float">
            <text:p>0.583452380952381</text:p>
          </table:table-cell>
          <table:table-cell office:value-type="float" office:value="0.562865384615385" calcext:value-type="float">
            <text:p>0.56286538461538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CMCI</text:p>
          </table:table-cell>
          <table:table-cell office:value-type="float" office:value="0.503457433905889" calcext:value-type="float">
            <text:p>0.503457433905889</text:p>
          </table:table-cell>
          <table:table-cell office:value-type="float" office:value="0.219393984249488" calcext:value-type="float">
            <text:p>0.219393984249488</text:p>
          </table:table-cell>
          <table:table-cell office:value-type="float" office:value="0.208465759198637" calcext:value-type="float">
            <text:p>0.208465759198637</text:p>
          </table:table-cell>
          <table:table-cell office:value-type="float" office:value="0.182409479399878" calcext:value-type="float">
            <text:p>0.182409479399878</text:p>
          </table:table-cell>
        </table:table-row>
        <table:table-row table:style-name="ro2">
          <table:table-cell office:value-type="string" calcext:value-type="string">
            <text:p>TCDF</text:p>
          </table:table-cell>
          <table:table-cell office:value-type="float" office:value="0.388087934491604" calcext:value-type="float">
            <text:p>0.388087934491604</text:p>
          </table:table-cell>
          <table:table-cell office:value-type="float" office:value="0.0661300071266108" calcext:value-type="float">
            <text:p>0.066130007126611</text:p>
          </table:table-cell>
          <table:table-cell office:value-type="float" office:value="0.100801948203173" calcext:value-type="float">
            <text:p>0.100801948203173</text:p>
          </table:table-cell>
          <table:table-cell office:value-type="float" office:value="0.0644378281644038" calcext:value-type="float">
            <text:p>0.064437828164404</text:p>
          </table:table-cell>
        </table:table-row>
        <table:table-row table:style-name="ro2">
          <table:table-cell office:value-type="string" calcext:value-type="string">
            <text:p>RAND</text:p>
          </table:table-cell>
          <table:table-cell office:value-type="float" office:value="0.503457433905889" calcext:value-type="float">
            <text:p>0.503457433905889</text:p>
          </table:table-cell>
          <table:table-cell office:value-type="float" office:value="0.168988110428088" calcext:value-type="float">
            <text:p>0.168988110428088</text:p>
          </table:table-cell>
          <table:table-cell office:value-type="float" office:value="0.16620973448396" calcext:value-type="float">
            <text:p>0.16620973448396</text:p>
          </table:table-cell>
          <table:table-cell office:value-type="float" office:value="0.156545773112446" calcext:value-type="float">
            <text:p>0.156545773112446</text:p>
          </table:table-cell>
        </table:table-row>
        <table:table-row table:style-name="ro4">
          <table:table-cell table:number-columns-repeated="5"/>
        </table:table-row>
        <table:table-row table:style-name="ro1">
          <table:table-cell office:value-type="string" calcext:value-type="string">
            <text:p>F-1 Score</text:p>
          </table:table-cell>
          <table:table-cell office:value-type="string" calcext:value-type="string">
            <text:p>Acceleration </text:p>
            <text:p>Only</text:p>
          </table:table-cell>
          <table:table-cell office:value-type="string" calcext:value-type="string">
            <text:p>Acceleration </text:p>
            <text:p>With Interagent </text:p>
            <text:p>Distance</text:p>
          </table:table-cell>
          <table:table-cell office:value-type="string" calcext:value-type="string">
            <text:p>All </text:p>
            <text:p>Kinematic</text:p>
          </table:table-cell>
          <table:table-cell office:value-type="string" calcext:value-type="string">
            <text:p>All Kinematic </text:p>
            <text:p>with Interagent </text:p>
            <text:p>Distance</text:p>
          </table:table-cell>
        </table:table-row>
        <table:table-row table:style-name="ro2">
          <table:table-cell office:value-type="string" calcext:value-type="string">
            <text:p>PCMCI</text:p>
          </table:table-cell>
          <table:table-cell office:value-type="float" office:value="0.203333333333333" calcext:value-type="float">
            <text:p>0.203333333333333</text:p>
          </table:table-cell>
          <table:table-cell office:value-type="float" office:value="0.246924493806847" calcext:value-type="float">
            <text:p>0.246924493806847</text:p>
          </table:table-cell>
          <table:table-cell office:value-type="float" office:value="0.457985986296732" calcext:value-type="float">
            <text:p>0.457985986296732</text:p>
          </table:table-cell>
          <table:table-cell office:value-type="float" office:value="0.385595841684532" calcext:value-type="float">
            <text:p>0.385595841684532</text:p>
          </table:table-cell>
        </table:table-row>
        <table:table-row table:style-name="ro2">
          <table:table-cell office:value-type="string" calcext:value-type="string">
            <text:p>TCDF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617171717171717" calcext:value-type="float">
            <text:p>0.061717171717172</text:p>
          </table:table-cell>
          <table:table-cell office:value-type="float" office:value="0.135444810091869" calcext:value-type="float">
            <text:p>0.135444810091869</text:p>
          </table:table-cell>
          <table:table-cell office:value-type="float" office:value="0.130613220434461" calcext:value-type="float">
            <text:p>0.130613220434461</text:p>
          </table:table-cell>
        </table:table-row>
        <table:table-row table:style-name="ro2">
          <table:table-cell office:value-type="string" calcext:value-type="string">
            <text:p>RAND</text:p>
          </table:table-cell>
          <table:table-cell office:value-type="float" office:value="0.224380952380952" calcext:value-type="float">
            <text:p>0.224380952380952</text:p>
          </table:table-cell>
          <table:table-cell office:value-type="float" office:value="0.362999287516622" calcext:value-type="float">
            <text:p>0.362999287516622</text:p>
          </table:table-cell>
          <table:table-cell office:value-type="float" office:value="0.208449071470246" calcext:value-type="float">
            <text:p>0.208449071470246</text:p>
          </table:table-cell>
          <table:table-cell office:value-type="float" office:value="0.199844042658574" calcext:value-type="float">
            <text:p>0.19984404265857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CMCI</text:p>
          </table:table-cell>
          <table:table-cell office:value-type="float" office:value="0.244416098129692" calcext:value-type="float">
            <text:p>0.244416098129692</text:p>
          </table:table-cell>
          <table:table-cell office:value-type="float" office:value="0.165427134116005" calcext:value-type="float">
            <text:p>0.165427134116005</text:p>
          </table:table-cell>
          <table:table-cell office:value-type="float" office:value="0.15673938960467" calcext:value-type="float">
            <text:p>0.15673938960467</text:p>
          </table:table-cell>
          <table:table-cell office:value-type="float" office:value="0.127963443598554" calcext:value-type="float">
            <text:p>0.127963443598554</text:p>
          </table:table-cell>
        </table:table-row>
        <table:table-row table:style-name="ro2">
          <table:table-cell office:value-type="string" calcext:value-type="string">
            <text:p>TCDF</text:p>
          </table:table-cell>
          <table:table-cell office:value-type="float" office:value="0.364215679542342" calcext:value-type="float">
            <text:p>0.364215679542342</text:p>
          </table:table-cell>
          <table:table-cell office:value-type="float" office:value="0.0962301299918408" calcext:value-type="float">
            <text:p>0.096230129991841</text:p>
          </table:table-cell>
          <table:table-cell office:value-type="float" office:value="0.103645041663397" calcext:value-type="float">
            <text:p>0.103645041663397</text:p>
          </table:table-cell>
          <table:table-cell office:value-type="float" office:value="0.0795685797017665" calcext:value-type="float">
            <text:p>0.079568579701767</text:p>
          </table:table-cell>
        </table:table-row>
        <table:table-row table:style-name="ro2">
          <table:table-cell office:value-type="string" calcext:value-type="string">
            <text:p>RAND</text:p>
          </table:table-cell>
          <table:table-cell office:value-type="float" office:value="0.262288154756726" calcext:value-type="float">
            <text:p>0.262288154756726</text:p>
          </table:table-cell>
          <table:table-cell office:value-type="float" office:value="0.0995148364996607" calcext:value-type="float">
            <text:p>0.099514836499661</text:p>
          </table:table-cell>
          <table:table-cell office:value-type="float" office:value="0.052696830940473" calcext:value-type="float">
            <text:p>0.052696830940473</text:p>
          </table:table-cell>
          <table:table-cell office:value-type="float" office:value="0.0556975580023924" calcext:value-type="float">
            <text:p>0.0556975580023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00:22:40.895160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01:47:27.332381444</meta:creation-date>
    <meta:generator>LibreOffice/6.4.7.2$Linux_X86_64 LibreOffice_project/40$Build-2</meta:generator>
    <dc:date>2021-11-12T00:41:30.438565710</dc:date>
    <meta:editing-duration>PT2H21M29S</meta:editing-duration>
    <meta:editing-cycles>18</meta:editing-cycles>
    <meta:document-statistic meta:table-count="1" meta:cell-count="10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B6:Sheet1.E6" chart:error-lower-range="Sheet1.B6:Sheet1.E6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B6:Sheet1.E6" chart:error-lower-range="Sheet1.B6:Sheet1.E6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B7:Sheet1.E7" chart:error-lower-range="Sheet1.B7:Sheet1.E7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B7:Sheet1.E7" chart:error-lower-range="Sheet1.B7:Sheet1.E7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B8:Sheet1.E8" chart:error-lower-range="Sheet1.B8:Sheet1.E8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B8:Sheet1.E8" chart:error-lower-range="Sheet1.B8:Sheet1.E8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05cm" svg:height="8.352cm" xlink:href=".." xlink:type="simple" chart:class="chart:bar" chart:style-name="ch1">
        <chart:legend chart:legend-position="end" svg:x="11.439cm" svg:y="3.379cm" style:legend-expansion="high" chart:style-name="ch2"/>
        <chart:plot-area chart:style-name="ch3" table:cell-range-address="Sheet1.A1:Sheet1.E4" chart:data-source-has-labels="both" svg:x="0.266cm" svg:y="0.167cm" svg:width="10.907cm" svg:height="8.018cm">
          <chartooo:coordinate-region svg:x="0.993cm" svg:y="0.367cm" svg:width="10.18cm" svg:height="6.377cm"/>
          <chart:axis chart:dimension="x" chart:name="primary-x" chart:style-name="ch4" chartooo:axis-type="auto">
            <chartooo:date-scale/>
            <chart:categories table:cell-range-address="Sheet1.B1:Sheet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E2" chart:label-cell-address="Sheet1.A2:Sheet1.A2" chart:class="chart:bar">
            <chart:error-indicator chart:style-name="ch8" chart:dimension="y"/>
            <chart:data-point chart:repeated="4"/>
          </chart:series>
          <chart:series chart:style-name="ch9" chart:values-cell-range-address="Sheet1.B3:Sheet1.E3" chart:label-cell-address="Sheet1.A3:Sheet1.A3" chart:class="chart:bar">
            <chart:error-indicator chart:style-name="ch10" chart:dimension="y"/>
            <chart:data-point chart:repeated="4"/>
          </chart:series>
          <chart:series chart:style-name="ch11" chart:values-cell-range-address="Sheet1.B4:Sheet1.E4" chart:label-cell-address="Sheet1.A4:Sheet1.A4" chart:class="chart:bar">
            <chart:error-indicator chart:style-name="ch12" chart:dimension="y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 
Only</text:p>
                <draw:g>
                  <svg:desc>Sheet1.B1:Sheet1.E1</svg:desc>
                </draw:g>
              </table:table-cell>
              <table:table-cell office:value-type="string">
                <text:p>Acceleration 
With Interagent 
Distance</text:p>
              </table:table-cell>
              <table:table-cell office:value-type="string">
                <text:p>All 
Kinematic</text:p>
              </table:table-cell>
              <table:table-cell office:value-type="string">
                <text:p>All Kinematic 
with Interagent 
Distance</text:p>
              </table:table-cell>
            </table:table-row>
          </table:table-header-rows>
          <table:table-rows>
            <table:table-row>
              <table:table-cell office:value-type="string">
                <text:p>PCMCI</text:p>
                <draw:g>
                  <svg:desc>Sheet1.A2:Sheet1.A2</svg:desc>
                </draw:g>
              </table:table-cell>
              <table:table-cell office:value-type="float" office:value="0.137666666666667">
                <text:p>0.137666666666667</text:p>
                <draw:g>
                  <svg:desc>Sheet1.B2:Sheet1.E2</svg:desc>
                </draw:g>
              </table:table-cell>
              <table:table-cell office:value-type="float" office:value="0.323636752136752">
                <text:p>0.323636752136752</text:p>
              </table:table-cell>
              <table:table-cell office:value-type="float" office:value="0.440105055075643">
                <text:p>0.440105055075643</text:p>
              </table:table-cell>
              <table:table-cell office:value-type="float" office:value="0.431166540019111">
                <text:p>0.43116654001911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189126467903565">
                <text:p>0.189126467903565</text:p>
                <draw:g>
                  <svg:desc>Sheet1.B6:Sheet1.E6</svg:desc>
                </draw:g>
              </table:table-cell>
              <table:table-cell office:value-type="float" office:value="0.201640143859492">
                <text:p>0.201640143859492</text:p>
              </table:table-cell>
              <table:table-cell office:value-type="float" office:value="0.180211605147664">
                <text:p>0.180211605147664</text:p>
              </table:table-cell>
              <table:table-cell office:value-type="float" office:value="0.166163254641182">
                <text:p>0.166163254641182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189126467903565">
                <text:p>0.189126467903565</text:p>
                <draw:g>
                  <svg:desc>Sheet1.B6:Sheet1.E6</svg:desc>
                </draw:g>
              </table:table-cell>
              <table:table-cell office:value-type="float" office:value="0.201640143859492">
                <text:p>0.201640143859492</text:p>
              </table:table-cell>
              <table:table-cell office:value-type="float" office:value="0.180211605147664">
                <text:p>0.180211605147664</text:p>
              </table:table-cell>
              <table:table-cell office:value-type="float" office:value="0.166163254641182">
                <text:p>0.166163254641182</text:p>
              </table:table-cell>
            </table:table-row>
            <table:table-row>
              <table:table-cell office:value-type="string">
                <text:p>TCDF</text:p>
                <draw:g>
                  <svg:desc>Sheet1.A3:Sheet1.A3</svg:desc>
                </draw:g>
              </table:table-cell>
              <table:table-cell office:value-type="float" office:value="0.16">
                <text:p>0.16</text:p>
                <draw:g>
                  <svg:desc>Sheet1.B3:Sheet1.E3</svg:desc>
                </draw:g>
              </table:table-cell>
              <table:table-cell office:value-type="float" office:value="0.131333333333333">
                <text:p>0.131333333333333</text:p>
              </table:table-cell>
              <table:table-cell office:value-type="float" office:value="0.171890331890332">
                <text:p>0.171890331890332</text:p>
              </table:table-cell>
              <table:table-cell office:value-type="float" office:value="0.215908369408369">
                <text:p>0.215908369408369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356284683238283">
                <text:p>0.356284683238283</text:p>
                <draw:g>
                  <svg:desc>Sheet1.B7:Sheet1.E7</svg:desc>
                </draw:g>
              </table:table-cell>
              <table:table-cell office:value-type="float" office:value="0.243198639451977">
                <text:p>0.243198639451977</text:p>
              </table:table-cell>
              <table:table-cell office:value-type="float" office:value="0.165477402185803">
                <text:p>0.165477402185803</text:p>
              </table:table-cell>
              <table:table-cell office:value-type="float" office:value="0.127665537378818">
                <text:p>0.127665537378818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356284683238283">
                <text:p>0.356284683238283</text:p>
                <draw:g>
                  <svg:desc>Sheet1.B7:Sheet1.E7</svg:desc>
                </draw:g>
              </table:table-cell>
              <table:table-cell office:value-type="float" office:value="0.243198639451977">
                <text:p>0.243198639451977</text:p>
              </table:table-cell>
              <table:table-cell office:value-type="float" office:value="0.165477402185803">
                <text:p>0.165477402185803</text:p>
              </table:table-cell>
              <table:table-cell office:value-type="float" office:value="0.127665537378818">
                <text:p>0.127665537378818</text:p>
              </table:table-cell>
            </table:table-row>
            <table:table-row>
              <table:table-cell office:value-type="string">
                <text:p>RAND</text:p>
                <draw:g>
                  <svg:desc>Sheet1.A4:Sheet1.A4</svg:desc>
                </draw:g>
              </table:table-cell>
              <table:table-cell office:value-type="float" office:value="0.153333333333333">
                <text:p>0.153333333333333</text:p>
                <draw:g>
                  <svg:desc>Sheet1.B4:Sheet1.E4</svg:desc>
                </draw:g>
              </table:table-cell>
              <table:table-cell office:value-type="float" office:value="0.275586343395167">
                <text:p>0.275586343395167</text:p>
              </table:table-cell>
              <table:table-cell office:value-type="float" office:value="0.127355404392234">
                <text:p>0.127355404392234</text:p>
              </table:table-cell>
              <table:table-cell office:value-type="float" office:value="0.121680911253463">
                <text:p>0.121680911253463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187294861326639">
                <text:p>0.187294861326639</text:p>
                <draw:g>
                  <svg:desc>Sheet1.B8:Sheet1.E8</svg:desc>
                </draw:g>
              </table:table-cell>
              <table:table-cell office:value-type="float" office:value="0.0744076416430761">
                <text:p>0.0744076416430761</text:p>
              </table:table-cell>
              <table:table-cell office:value-type="float" office:value="0.031824977634747">
                <text:p>0.031824977634747</text:p>
              </table:table-cell>
              <table:table-cell office:value-type="float" office:value="0.0341872023959411">
                <text:p>0.0341872023959411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187294861326639">
                <text:p>0.187294861326639</text:p>
                <draw:g>
                  <svg:desc>Sheet1.B8:Sheet1.E8</svg:desc>
                </draw:g>
              </table:table-cell>
              <table:table-cell office:value-type="float" office:value="0.0744076416430761">
                <text:p>0.0744076416430761</text:p>
              </table:table-cell>
              <table:table-cell office:value-type="float" office:value="0.031824977634747">
                <text:p>0.031824977634747</text:p>
              </table:table-cell>
              <table:table-cell office:value-type="float" office:value="0.0341872023959411">
                <text:p>0.0341872023959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B15:Sheet1.E15" chart:error-lower-range="Sheet1.B15:Sheet1.E1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B15:Sheet1.E15" chart:error-lower-range="Sheet1.B15:Sheet1.E15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B16:Sheet1.E16" chart:error-lower-range="Sheet1.B16:Sheet1.E16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B16:Sheet1.E16" chart:error-lower-range="Sheet1.B16:Sheet1.E16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B17:Sheet1.E17" chart:error-lower-range="Sheet1.B17:Sheet1.E17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B17:Sheet1.E17" chart:error-lower-range="Sheet1.B17:Sheet1.E17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55cm" svg:height="8.269cm" xlink:href=".." xlink:type="simple" chart:class="chart:bar" chart:style-name="ch1">
        <chart:legend chart:legend-position="end" svg:x="11.489cm" svg:y="3.337cm" style:legend-expansion="high" chart:style-name="ch2"/>
        <chart:plot-area chart:style-name="ch3" table:cell-range-address="Sheet1.A10:Sheet1.E13" chart:data-source-has-labels="both" svg:x="0.267cm" svg:y="0.165cm" svg:width="10.955cm" svg:height="7.939cm">
          <chartooo:coordinate-region svg:x="0.994cm" svg:y="0.364cm" svg:width="10.228cm" svg:height="6.299cm"/>
          <chart:axis chart:dimension="x" chart:name="primary-x" chart:style-name="ch4" chartooo:axis-type="auto">
            <chartooo:date-scale/>
            <chart:categories table:cell-range-address="Sheet1.B10:Sheet1.E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E11" chart:label-cell-address="Sheet1.A11:Sheet1.A11" chart:class="chart:bar">
            <chart:error-indicator chart:style-name="ch8" chart:dimension="y"/>
            <chart:data-point chart:repeated="4"/>
          </chart:series>
          <chart:series chart:style-name="ch9" chart:values-cell-range-address="Sheet1.B12:Sheet1.E12" chart:label-cell-address="Sheet1.A12:Sheet1.A12" chart:class="chart:bar">
            <chart:error-indicator chart:style-name="ch10" chart:dimension="y"/>
            <chart:data-point chart:repeated="4"/>
          </chart:series>
          <chart:series chart:style-name="ch11" chart:values-cell-range-address="Sheet1.B13:Sheet1.E13" chart:label-cell-address="Sheet1.A13:Sheet1.A13" chart:class="chart:bar">
            <chart:error-indicator chart:style-name="ch12" chart:dimension="y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 
Only</text:p>
                <draw:g>
                  <svg:desc>Sheet1.B10:Sheet1.E10</svg:desc>
                </draw:g>
              </table:table-cell>
              <table:table-cell office:value-type="string">
                <text:p>Acceleration 
With Interagent 
Distance</text:p>
              </table:table-cell>
              <table:table-cell office:value-type="string">
                <text:p>All 
Kinematic</text:p>
              </table:table-cell>
              <table:table-cell office:value-type="string">
                <text:p>All Kinematic 
with Interagent 
Distance</text:p>
              </table:table-cell>
            </table:table-row>
          </table:table-header-rows>
          <table:table-rows>
            <table:table-row>
              <table:table-cell office:value-type="string">
                <text:p>PCMCI</text:p>
                <draw:g>
                  <svg:desc>Sheet1.A11:Sheet1.A11</svg:desc>
                </draw:g>
              </table:table-cell>
              <table:table-cell office:value-type="float" office:value="0.46">
                <text:p>0.46</text:p>
                <draw:g>
                  <svg:desc>Sheet1.B11:Sheet1.E11</svg:desc>
                </draw:g>
              </table:table-cell>
              <table:table-cell office:value-type="float" office:value="0.240357142857143">
                <text:p>0.240357142857143</text:p>
              </table:table-cell>
              <table:table-cell office:value-type="float" office:value="0.544444444444444">
                <text:p>0.544444444444444</text:p>
              </table:table-cell>
              <table:table-cell office:value-type="float" office:value="0.400729853479853">
                <text:p>0.400729853479853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503457433905889">
                <text:p>0.503457433905889</text:p>
                <draw:g>
                  <svg:desc>Sheet1.B15:Sheet1.E15</svg:desc>
                </draw:g>
              </table:table-cell>
              <table:table-cell office:value-type="float" office:value="0.219393984249488">
                <text:p>0.219393984249488</text:p>
              </table:table-cell>
              <table:table-cell office:value-type="float" office:value="0.208465759198637">
                <text:p>0.208465759198637</text:p>
              </table:table-cell>
              <table:table-cell office:value-type="float" office:value="0.182409479399878">
                <text:p>0.182409479399878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503457433905889">
                <text:p>0.503457433905889</text:p>
                <draw:g>
                  <svg:desc>Sheet1.B15:Sheet1.E15</svg:desc>
                </draw:g>
              </table:table-cell>
              <table:table-cell office:value-type="float" office:value="0.219393984249488">
                <text:p>0.219393984249488</text:p>
              </table:table-cell>
              <table:table-cell office:value-type="float" office:value="0.208465759198637">
                <text:p>0.208465759198637</text:p>
              </table:table-cell>
              <table:table-cell office:value-type="float" office:value="0.182409479399878">
                <text:p>0.182409479399878</text:p>
              </table:table-cell>
            </table:table-row>
            <table:table-row>
              <table:table-cell office:value-type="string">
                <text:p>TCDF</text:p>
                <draw:g>
                  <svg:desc>Sheet1.A12:Sheet1.A12</svg:desc>
                </draw:g>
              </table:table-cell>
              <table:table-cell office:value-type="float" office:value="0.18">
                <text:p>0.18</text:p>
                <draw:g>
                  <svg:desc>Sheet1.B12:Sheet1.E12</svg:desc>
                </draw:g>
              </table:table-cell>
              <table:table-cell office:value-type="float" office:value="0.0428571428571429">
                <text:p>0.0428571428571429</text:p>
              </table:table-cell>
              <table:table-cell office:value-type="float" office:value="0.121865079365079">
                <text:p>0.121865079365079</text:p>
              </table:table-cell>
              <table:table-cell office:value-type="float" office:value="0.0977774725274725">
                <text:p>0.0977774725274725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388087934491604">
                <text:p>0.388087934491604</text:p>
                <draw:g>
                  <svg:desc>Sheet1.B16:Sheet1.E16</svg:desc>
                </draw:g>
              </table:table-cell>
              <table:table-cell office:value-type="float" office:value="0.0661300071266108">
                <text:p>0.0661300071266108</text:p>
              </table:table-cell>
              <table:table-cell office:value-type="float" office:value="0.100801948203173">
                <text:p>0.100801948203173</text:p>
              </table:table-cell>
              <table:table-cell office:value-type="float" office:value="0.0644378281644038">
                <text:p>0.0644378281644038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388087934491604">
                <text:p>0.388087934491604</text:p>
                <draw:g>
                  <svg:desc>Sheet1.B16:Sheet1.E16</svg:desc>
                </draw:g>
              </table:table-cell>
              <table:table-cell office:value-type="float" office:value="0.0661300071266108">
                <text:p>0.0661300071266108</text:p>
              </table:table-cell>
              <table:table-cell office:value-type="float" office:value="0.100801948203173">
                <text:p>0.100801948203173</text:p>
              </table:table-cell>
              <table:table-cell office:value-type="float" office:value="0.0644378281644038">
                <text:p>0.0644378281644038</text:p>
              </table:table-cell>
            </table:table-row>
            <table:table-row>
              <table:table-cell office:value-type="string">
                <text:p>RAND</text:p>
                <draw:g>
                  <svg:desc>Sheet1.A13:Sheet1.A13</svg:desc>
                </draw:g>
              </table:table-cell>
              <table:table-cell office:value-type="float" office:value="0.46">
                <text:p>0.46</text:p>
                <draw:g>
                  <svg:desc>Sheet1.B13:Sheet1.E13</svg:desc>
                </draw:g>
              </table:table-cell>
              <table:table-cell office:value-type="float" office:value="0.543214285714286">
                <text:p>0.543214285714286</text:p>
              </table:table-cell>
              <table:table-cell office:value-type="float" office:value="0.583452380952381">
                <text:p>0.583452380952381</text:p>
              </table:table-cell>
              <table:table-cell office:value-type="float" office:value="0.562865384615385">
                <text:p>0.562865384615385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503457433905889">
                <text:p>0.503457433905889</text:p>
                <draw:g>
                  <svg:desc>Sheet1.B17:Sheet1.E17</svg:desc>
                </draw:g>
              </table:table-cell>
              <table:table-cell office:value-type="float" office:value="0.168988110428088">
                <text:p>0.168988110428088</text:p>
              </table:table-cell>
              <table:table-cell office:value-type="float" office:value="0.16620973448396">
                <text:p>0.16620973448396</text:p>
              </table:table-cell>
              <table:table-cell office:value-type="float" office:value="0.156545773112446">
                <text:p>0.156545773112446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503457433905889">
                <text:p>0.503457433905889</text:p>
                <draw:g>
                  <svg:desc>Sheet1.B17:Sheet1.E17</svg:desc>
                </draw:g>
              </table:table-cell>
              <table:table-cell office:value-type="float" office:value="0.168988110428088">
                <text:p>0.168988110428088</text:p>
              </table:table-cell>
              <table:table-cell office:value-type="float" office:value="0.16620973448396">
                <text:p>0.16620973448396</text:p>
              </table:table-cell>
              <table:table-cell office:value-type="float" office:value="0.156545773112446">
                <text:p>0.1565457731124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B24:Sheet1.E24" chart:error-lower-range="Sheet1.B24:Sheet1.E24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B24:Sheet1.E24" chart:error-lower-range="Sheet1.B24:Sheet1.E24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B25:Sheet1.E25" chart:error-lower-range="Sheet1.B25:Sheet1.E25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B25:Sheet1.E25" chart:error-lower-range="Sheet1.B25:Sheet1.E25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B26:Sheet1.E26" chart:error-lower-range="Sheet1.B26:Sheet1.E26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B26:Sheet1.E26" chart:error-lower-range="Sheet1.B26:Sheet1.E26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77cm" svg:height="8.386cm" xlink:href=".." xlink:type="simple" chart:class="chart:bar" chart:style-name="ch1">
        <chart:legend chart:legend-position="end" svg:x="11.511cm" svg:y="3.396cm" style:legend-expansion="high" chart:style-name="ch2"/>
        <chart:plot-area chart:style-name="ch3" table:cell-range-address="Sheet1.A19:Sheet1.E22" chart:data-source-has-labels="both" svg:x="0.267cm" svg:y="0.167cm" svg:width="10.977cm" svg:height="8.052cm">
          <chartooo:coordinate-region svg:x="0.994cm" svg:y="0.366cm" svg:width="10.25cm" svg:height="6.412cm"/>
          <chart:axis chart:dimension="x" chart:name="primary-x" chart:style-name="ch4" chartooo:axis-type="auto">
            <chartooo:date-scale/>
            <chart:categories table:cell-range-address="Sheet1.B19:Sheet1.E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E20" chart:label-cell-address="Sheet1.A20:Sheet1.A20" chart:class="chart:bar">
            <chart:error-indicator chart:style-name="ch8" chart:dimension="y"/>
            <chart:data-point chart:repeated="4"/>
          </chart:series>
          <chart:series chart:style-name="ch9" chart:values-cell-range-address="Sheet1.B21:Sheet1.E21" chart:label-cell-address="Sheet1.A21:Sheet1.A21" chart:class="chart:bar">
            <chart:error-indicator chart:style-name="ch10" chart:dimension="y"/>
            <chart:data-point chart:repeated="4"/>
          </chart:series>
          <chart:series chart:style-name="ch11" chart:values-cell-range-address="Sheet1.B22:Sheet1.E22" chart:label-cell-address="Sheet1.A22:Sheet1.A22" chart:class="chart:bar">
            <chart:error-indicator chart:style-name="ch12" chart:dimension="y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 
Only</text:p>
                <draw:g>
                  <svg:desc>Sheet1.B19:Sheet1.E19</svg:desc>
                </draw:g>
              </table:table-cell>
              <table:table-cell office:value-type="string">
                <text:p>Acceleration 
With Interagent 
Distance</text:p>
              </table:table-cell>
              <table:table-cell office:value-type="string">
                <text:p>All 
Kinematic</text:p>
              </table:table-cell>
              <table:table-cell office:value-type="string">
                <text:p>All Kinematic 
with Interagent 
Distance</text:p>
              </table:table-cell>
            </table:table-row>
          </table:table-header-rows>
          <table:table-rows>
            <table:table-row>
              <table:table-cell office:value-type="string">
                <text:p>PCMCI</text:p>
                <draw:g>
                  <svg:desc>Sheet1.A20:Sheet1.A20</svg:desc>
                </draw:g>
              </table:table-cell>
              <table:table-cell office:value-type="float" office:value="0.203333333333333">
                <text:p>0.203333333333333</text:p>
                <draw:g>
                  <svg:desc>Sheet1.B20:Sheet1.E20</svg:desc>
                </draw:g>
              </table:table-cell>
              <table:table-cell office:value-type="float" office:value="0.246924493806847">
                <text:p>0.246924493806847</text:p>
              </table:table-cell>
              <table:table-cell office:value-type="float" office:value="0.457985986296732">
                <text:p>0.457985986296732</text:p>
              </table:table-cell>
              <table:table-cell office:value-type="float" office:value="0.385595841684532">
                <text:p>0.385595841684532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244416098129692">
                <text:p>0.244416098129692</text:p>
                <draw:g>
                  <svg:desc>Sheet1.B24:Sheet1.E24</svg:desc>
                </draw:g>
              </table:table-cell>
              <table:table-cell office:value-type="float" office:value="0.165427134116005">
                <text:p>0.165427134116005</text:p>
              </table:table-cell>
              <table:table-cell office:value-type="float" office:value="0.15673938960467">
                <text:p>0.15673938960467</text:p>
              </table:table-cell>
              <table:table-cell office:value-type="float" office:value="0.127963443598554">
                <text:p>0.127963443598554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244416098129692">
                <text:p>0.244416098129692</text:p>
                <draw:g>
                  <svg:desc>Sheet1.B24:Sheet1.E24</svg:desc>
                </draw:g>
              </table:table-cell>
              <table:table-cell office:value-type="float" office:value="0.165427134116005">
                <text:p>0.165427134116005</text:p>
              </table:table-cell>
              <table:table-cell office:value-type="float" office:value="0.15673938960467">
                <text:p>0.15673938960467</text:p>
              </table:table-cell>
              <table:table-cell office:value-type="float" office:value="0.127963443598554">
                <text:p>0.127963443598554</text:p>
              </table:table-cell>
            </table:table-row>
            <table:table-row>
              <table:table-cell office:value-type="string">
                <text:p>TCDF</text:p>
                <draw:g>
                  <svg:desc>Sheet1.A21:Sheet1.A21</svg:desc>
                </draw:g>
              </table:table-cell>
              <table:table-cell office:value-type="float" office:value="0.166666666666667">
                <text:p>0.166666666666667</text:p>
                <draw:g>
                  <svg:desc>Sheet1.B21:Sheet1.E21</svg:desc>
                </draw:g>
              </table:table-cell>
              <table:table-cell office:value-type="float" office:value="0.0617171717171717">
                <text:p>0.0617171717171717</text:p>
              </table:table-cell>
              <table:table-cell office:value-type="float" office:value="0.135444810091869">
                <text:p>0.135444810091869</text:p>
              </table:table-cell>
              <table:table-cell office:value-type="float" office:value="0.130613220434461">
                <text:p>0.130613220434461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364215679542342">
                <text:p>0.364215679542342</text:p>
                <draw:g>
                  <svg:desc>Sheet1.B25:Sheet1.E25</svg:desc>
                </draw:g>
              </table:table-cell>
              <table:table-cell office:value-type="float" office:value="0.0962301299918408">
                <text:p>0.0962301299918408</text:p>
              </table:table-cell>
              <table:table-cell office:value-type="float" office:value="0.103645041663397">
                <text:p>0.103645041663397</text:p>
              </table:table-cell>
              <table:table-cell office:value-type="float" office:value="0.0795685797017665">
                <text:p>0.0795685797017665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364215679542342">
                <text:p>0.364215679542342</text:p>
                <draw:g>
                  <svg:desc>Sheet1.B25:Sheet1.E25</svg:desc>
                </draw:g>
              </table:table-cell>
              <table:table-cell office:value-type="float" office:value="0.0962301299918408">
                <text:p>0.0962301299918408</text:p>
              </table:table-cell>
              <table:table-cell office:value-type="float" office:value="0.103645041663397">
                <text:p>0.103645041663397</text:p>
              </table:table-cell>
              <table:table-cell office:value-type="float" office:value="0.0795685797017665">
                <text:p>0.0795685797017665</text:p>
              </table:table-cell>
            </table:table-row>
            <table:table-row>
              <table:table-cell office:value-type="string">
                <text:p>RAND</text:p>
                <draw:g>
                  <svg:desc>Sheet1.A22:Sheet1.A22</svg:desc>
                </draw:g>
              </table:table-cell>
              <table:table-cell office:value-type="float" office:value="0.224380952380952">
                <text:p>0.224380952380952</text:p>
                <draw:g>
                  <svg:desc>Sheet1.B22:Sheet1.E22</svg:desc>
                </draw:g>
              </table:table-cell>
              <table:table-cell office:value-type="float" office:value="0.362999287516622">
                <text:p>0.362999287516622</text:p>
              </table:table-cell>
              <table:table-cell office:value-type="float" office:value="0.208449071470246">
                <text:p>0.208449071470246</text:p>
              </table:table-cell>
              <table:table-cell office:value-type="float" office:value="0.199844042658574">
                <text:p>0.199844042658574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262288154756726">
                <text:p>0.262288154756726</text:p>
                <draw:g>
                  <svg:desc>Sheet1.B26:Sheet1.E26</svg:desc>
                </draw:g>
              </table:table-cell>
              <table:table-cell office:value-type="float" office:value="0.0995148364996607">
                <text:p>0.0995148364996607</text:p>
              </table:table-cell>
              <table:table-cell office:value-type="float" office:value="0.052696830940473">
                <text:p>0.052696830940473</text:p>
              </table:table-cell>
              <table:table-cell office:value-type="float" office:value="0.0556975580023924">
                <text:p>0.0556975580023924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262288154756726">
                <text:p>0.262288154756726</text:p>
                <draw:g>
                  <svg:desc>Sheet1.B26:Sheet1.E26</svg:desc>
                </draw:g>
              </table:table-cell>
              <table:table-cell office:value-type="float" office:value="0.0995148364996607">
                <text:p>0.0995148364996607</text:p>
              </table:table-cell>
              <table:table-cell office:value-type="float" office:value="0.052696830940473">
                <text:p>0.052696830940473</text:p>
              </table:table-cell>
              <table:table-cell office:value-type="float" office:value="0.0556975580023924">
                <text:p>0.05569755800239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